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ceptionCollectorTests.multipleFailur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ExceptionCollectorTests.oneUnchecke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ceptionCollectorTests.checke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xceptionCollectorTests.oneChecke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ceptionCollectorTests.noExce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xceptionCollectorTests.throw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xceptionCollectorTests.oneAssertion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ceptionCollectorTests.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xceptionCollectorTests.oneThrow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xceptionCollectorTests.assertOneFailure( Class &lt; ? extends Throwable &gt; expectedType , String failure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xceptionCollectorTests.assertion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xceptionCollectorTests.unchecke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xceptionCollectorTests.one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